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3bfb" officeooo:paragraph-rsid="00163bfb"/>
    </style:style>
    <style:style style:name="P2" style:family="paragraph" style:parent-style-name="Standard">
      <style:text-properties fo:font-style="normal" fo:font-weight="bold" officeooo:rsid="00163bfb" officeooo:paragraph-rsid="00163bf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officeooo:rsid="00163bfb" officeooo:paragraph-rsid="00163bfb" style:font-style-asian="normal" style:font-style-complex="normal"/>
    </style:style>
    <style:style style:name="P4" style:family="paragraph" style:parent-style-name="Standard">
      <style:text-properties style:text-position="0% 100%" fo:font-style="normal" officeooo:rsid="00163bfb" officeooo:paragraph-rsid="00163bfb" style:font-style-asian="normal" style:font-style-complex="normal"/>
    </style:style>
    <style:style style:name="P5" style:family="paragraph" style:parent-style-name="Standard">
      <style:text-properties style:text-position="0% 100%" officeooo:rsid="00163bfb" officeooo:paragraph-rsid="00163bf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0% 100%"/>
    </style:style>
    <style:style style:name="T6" style:family="text">
      <style:text-properties officeooo:rsid="00171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4950</text:p>
      <text:p text:style-name="P1">Nicholas Moss</text:p>
      <text:p text:style-name="P1"/>
      <text:p text:style-name="P2">Schedule:</text:p>
      <text:p text:style-name="P1"/>
      <text:p text:style-name="P1">June 9<text:span text:style-name="T3">th</text:span> – 13<text:span text:style-name="T3">th</text:span></text:p>
      <text:p text:style-name="P1">Week 1:</text:p>
      <text:p text:style-name="P1"><text:tab/>Read chapter 22 from <text:span text:style-name="T1">Paradigms of A.I. Programming: Case Studies in Common Lisp</text:span></text:p>
      <text:p text:style-name="P1"><text:span text:style-name="T1"><text:tab/></text:span><text:span text:style-name="T2">Present notes on Friday, discuss the scheme interpreter.</text:span></text:p>
      <text:p text:style-name="P3"><text:tab/>Test out the scheme interpreter from the book.</text:p>
      <text:p text:style-name="P1"/>
      <text:p text:style-name="P1">June 16<text:span text:style-name="T3">th</text:span> – 20<text:span text:style-name="T3">th</text:span> </text:p>
      <text:p text:style-name="P3">Week 2:</text:p>
      <text:p text:style-name="P3"><text:tab/>Start implementing a basic idea for the lisp interpreter.</text:p>
      <text:p text:style-name="P3"><text:tab/>Figure out how functions are stored.</text:p>
      <text:p text:style-name="P3"><text:tab/>Look at implementing recursion if necessary.</text:p>
      <text:p text:style-name="P1"/>
      <text:p text:style-name="P1"><text:span text:style-name="T2">June 23th – 27</text:span><text:span text:style-name="T4">th</text:span></text:p>
      <text:p text:style-name="P4">Week 3:</text:p>
      <text:p text:style-name="P4"><text:tab/>Interpreter should be able to evaluate basic <text:span text:style-name="T6">arithmetic</text:span> expressions. </text:p>
      <text:p text:style-name="P4"><text:tab/>Recognize invalid s-expressions, or if a function doesn't exist or is unable to be interpreted. </text:p>
      <text:p text:style-name="P4"><text:tab/>Figure out how to handle logic errors like division by 0 if necessary. </text:p>
      <text:p text:style-name="P4"><text:tab/>Start implementing the ability to store functions.</text:p>
      <text:p text:style-name="P4"><text:tab/>Evaluate control functions like if and progn, <text:span text:style-name="T6">and, not, or etc.</text:span></text:p>
      <text:p text:style-name="P1"/>
      <text:p text:style-name="P1">June 30<text:span text:style-name="T3">th</text:span> – July 4<text:span text:style-name="T3">th</text:span></text:p>
      <text:p text:style-name="P5">Week 4:</text:p>
      <text:p text:style-name="P5"><text:tab/>Have some control functions implemented.</text:p>
      <text:p text:style-name="P5"><text:tab/>Begin looking at a macro system.</text:p>
      <text:p text:style-name="P1"/>
      <text:p text:style-name="P1"><text:span text:style-name="T5">July 7</text:span><text:span text:style-name="T3">th</text:span><text:span text:style-name="T5"> - <text:s/>July 11</text:span><text:span text:style-name="T3">th</text:span><text:span text:style-name="T5"> </text:span></text:p>
      <text:p text:style-name="P5">Week 5:</text:p>
      <text:p text:style-name="P5"><text:tab/>Figure out how to implement a macro system.</text:p>
      <text:p text:style-name="P5"><text:tab/>Have certain functions built into the interpreter such as the control functions.</text:p>
      <text:p text:style-name="P5"><text:tab/>Begin looking at how looping macros are handled in LISP. </text:p>
      <text:p text:style-name="P1"/>
      <text:p text:style-name="P1"><text:span text:style-name="T5">July 14</text:span><text:span text:style-name="T3">th</text:span><text:span text:style-name="T5"> – July 18</text:span><text:span text:style-name="T3">th</text:span></text:p>
      <text:p text:style-name="P5">Week 6:</text:p>
      <text:p text:style-name="P5"><text:tab/>Continue working on the macro system. </text:p>
      <text:p text:style-name="P5"><text:tab/>Continue working on any of the other areas if not already implemented.</text:p>
      <text:p text:style-name="P1"/>
      <text:p text:style-name="P1"><text:span text:style-name="T5">July 21</text:span><text:span text:style-name="T3">st</text:span><text:span text:style-name="T5"> – 27</text:span><text:span text:style-name="T3">th</text:span></text:p>
      <text:p text:style-name="P5">Week 7:</text:p>
      <text:p text:style-name="P5"><text:tab/>Implemented the ability to load and store files. </text:p>
      <text:p text:style-name="P5"><text:tab/>Interpreter should be nearing completion.</text:p>
      <text:p text:style-name="P5"/>
      <text:p text:style-name="P1"><text:span text:style-name="T5">July 28</text:span><text:span text:style-name="T3">th</text:span><text:span text:style-name="T5"> – July 29</text:span><text:span text:style-name="T3">th</text:span></text:p>
      <text:p text:style-name="P5">Week 8:</text:p>
      <text:p text:style-name="P5"><text:tab/>Finish the interpreter. </text:p>
      <text:p text:style-name="P5"><text:soft-page-break/><text:tab/></text:p>
      <text:p text:style-name="P4"><text:tab/>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22:28:11.321355812</meta:creation-date>
    <dc:date>2014-06-08T22:45:51.002440144</dc:date>
    <meta:editing-duration>P0D</meta:editing-duration>
    <meta:editing-cycles>2</meta:editing-cycles>
    <meta:generator>LibreOffice/4.2.4.2$Linux_X86_64 LibreOffice_project/420$Build-2</meta:generator>
    <meta:document-statistic meta:table-count="0" meta:image-count="0" meta:object-count="0" meta:page-count="2" meta:paragraph-count="44" meta:word-count="230" meta:character-count="1401" meta:non-whitespace-character-count="1169"/>
  </office:meta>
</office:document-meta>
</file>